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officeooo:rsid="00000458" officeooo:paragraph-rsid="00000458"/>
    </style:style>
    <style:style style:name="P2" style:family="paragraph" style:parent-style-name="Standard">
      <style:text-properties officeooo:rsid="000264ec" officeooo:paragraph-rsid="000264ec"/>
    </style:style>
    <style:style style:name="T1" style:family="text">
      <style:text-properties style:text-position="super 58%"/>
    </style:style>
    <style:style style:name="T2" style:family="text">
      <style:text-properties officeooo:rsid="000264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ddress : 1072 80th St 1st. Floor, Brooklyn, NY 11228</text:p>
      <text:p text:style-name="Standard"/>
      <text:p text:style-name="P2">Neighborhood : Dyker Heights </text:p>
      <text:p text:style-name="P1"/>
      <text:p text:style-name="P1">Date/Time Original <text:s/>: <text:tab/>2021:12:27 18:12:34 <text:s text:c="3"/><text:span text:style-name="T2">(</text:span>December 27<text:span text:style-name="T1">th</text:span> 2021) 6:12pm</text:p>
      <text:p text:style-name="P1"/>
      <text:p text:style-name="P2">Dyker Heights Christmas Lights Tour Organized by DHCL</text:p>
      <text:p text:style-name="P2"/>
      <text:p text:style-name="P2">Original Organizer: Lucy Spat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18:48.152342233</meta:creation-date>
    <meta:generator>LibreOffice/7.3.7.2$Linux_X86_64 LibreOffice_project/30$Build-2</meta:generator>
    <dc:date>2023-09-11T15:36:14.831395839</dc:date>
    <meta:editing-duration>PT16M56S</meta:editing-duration>
    <meta:editing-cycles>2</meta:editing-cycles>
    <meta:document-statistic meta:table-count="0" meta:image-count="0" meta:object-count="0" meta:page-count="1" meta:paragraph-count="5" meta:word-count="35" meta:character-count="238" meta:non-whitespace-character-count="202"/>
  </office:meta>
</office:document-meta>
</file>